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officeooo:rsid="00104797" officeooo:paragraph-rsid="00104797" fo:background-color="#ffff00"/>
    </style:style>
    <style:style style:name="P3" style:family="paragraph" style:parent-style-name="Standard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 JavaScript Questions : Data_Type</text:p>
      <text:p text:style-name="Standard"/>
      <text:p text:style-name="Standard"># Q1 Which of the following is the correct way to log an expression to the console?</text:p>
      <text:p text:style-name="Standard"/>
      <text:p text:style-name="Standard">.A : <text:s/>console.log(Hello Simplon)</text:p>
      <text:p text:style-name="P1">.B : <text:s/>console.log("Hello Simplon")</text:p>
      <text:p text:style-name="Standard">.C : <text:s/>consolelog ("Hello Simplon")</text:p>
      <text:p text:style-name="Standard"/>
      <text:p text:style-name="Standard"># Q2 The expression "Hello" + 'Simplon' resolves to :</text:p>
      <text:p text:style-name="Standard">.A : <text:s/>'HelloSimplon' </text:p>
      <text:p text:style-name="Standard">.B : <text:s/>"HelloSimplon"</text:p>
      <text:p text:style-name="Standard">.C : <text:s/>"Hello Simplon'"</text:p>
      <text:p text:style-name="Standard">.D : <text:s/>'Hello Simplon"</text:p>
      <text:p text:style-name="Standard">.E : <text:s/>Hello Simplon</text:p>
      <text:p text:style-name="Standard"/>
      <text:p text:style-name="P2">HelloSimplon</text:p>
      <text:p text:style-name="Standard"># Q3 How can we store the result of this expression 5 * 70 / 100 in a variable called Result ?</text:p>
      <text:p text:style-name="Standard">*</text:p>
      <text:p text:style-name="P1">.A : <text:s/>let result = 5 * 70 / 100</text:p>
      <text:p text:style-name="P3">.B : <text:s/>let result = (5 * 70 / 100)</text:p>
      <text:p text:style-name="Standard">.C : <text:s/>let "result" = 5 * 70 / 100</text:p>
      <text:p text:style-name="Standard">.D : let result = "5 * 70 / 100"</text:p>
      <text:p text:style-name="Standard"/>
      <text:p text:style-name="Standard"># Q4 <text:s/>Can we change the value of myName from “Houssem” to “Nessrine” ?</text:p>
      <text:p text:style-name="Standard"><text:s text:c="31"/>let myName = "Houssem"</text:p>
      <text:p text:style-name="Standard">.A : Yes</text:p>
      <text:p text:style-name="Standard">.<text:span text:style-name="T2">B : No</text:span></text:p>
      <text:p text:style-name="Standard"># Q5 <text:s/>Can we change the type of phoneNumber from number to string ?</text:p>
      <text:p text:style-name="Standard"><text:s text:c="31"/>let phoneNumber = 71 000 000</text:p>
      <text:p text:style-name="Standard">.A : Yes</text:p>
      <text:p text:style-name="P1">.B : No</text:p>
      <text:p text:style-name="Standard"/>
      <text:p text:style-name="Standard"># Q6 How to create an object variable ?</text:p>
      <text:p text:style-name="Standard"/>
      <text:p text:style-name="Standard">.A : let animal = cat</text:p>
      <text:p text:style-name="Standard">.B : let animal = [cat]</text:p>
      <text:p text:style-name="P1">.C : let animal = { type : "cat"} </text:p>
      <text:p text:style-name="Standard"/>
      <text:p text:style-name="Standard"># Q7 How to create an array variable?</text:p>
      <text:p text:style-name="Standard"/>
      <text:p text:style-name="P1">.A : let array = [1,"e","true",7888]</text:p>
      <text:p text:style-name="Standard">.B : let array = {one : 1 , two : 2}</text:p>
      <text:p text:style-name="Standard">.C : let array = "h" , "a", "m" ,"z", "a"</text:p>
      <text:p text:style-name="Standard">.D : let array = []</text:p>
      <text:p text:style-name="Standard"/>
      <text:p text:style-name="Standard"># Q8 Does <text:s/>100 + 30+ "20" <text:s/>produce a number or a string?</text:p>
      <text:p text:style-name="Standard"/>
      <text:p text:style-name="Standard">.A : number</text:p>
      <text:p text:style-name="Standard"><text:soft-page-break/>.B : string</text:p>
      <text:p text:style-name="Standard"/>
      <text:p text:style-name="Standard"># Q9 After running this code: let x What is the value of x?</text:p>
      <text:p text:style-name="Standard"/>
      <text:p text:style-name="Standard">.A : number</text:p>
      <text:p text:style-name="Standard">.B : null </text:p>
      <text:p text:style-name="Standard">.C : undefined</text:p>
      <text:p text:style-name="Standard"/>
      <text:p text:style-name="Standard"># Q10 <text:s text:c="3"/>What does the following snippet output ? </text:p>
      <text:p text:style-name="Standard"><text:s text:c="21"/>let myName = "Seif"</text:p>
      <text:p text:style-name="Standard"><text:s text:c="21"/>myname = 15</text:p>
      <text:p text:style-name="Standard"><text:s text:c="21"/>myname = Google</text:p>
      <text:p text:style-name="Standard"><text:s text:c="21"/>console.log(myName)</text:p>
      <text:p text:style-name="Standard">.A : Seif</text:p>
      <text:p text:style-name="Standard">.B : 15 </text:p>
      <text:p text:style-name="P1">.C : google</text:p>
      <text:p text:style-name="Standard"/>
      <text:p text:style-name="Standard"># Q11 If we declare a variable, const value = 1, then later, reassign, stating value = 2, what will happen?</text:p>
      <text:p text:style-name="Standard"/>
      <text:p text:style-name="Standard">.A : value will equal 2</text:p>
      <text:p text:style-name="Standard">.B : <text:s/>value will equal 1 </text:p>
      <text:p text:style-name="Standard">.C : value will equal undefined </text:p>
      <text:p text:style-name="Standard">.D : JavaScript will raise a TypeError</text:p>
      <text:p text:style-name="Standard"><text:s text:c="85"/></text:p>
      <text:p text:style-name="Standard"># Q12 <text:s/>What does the following snippet output ? </text:p>
      <text:p text:style-name="Standard"><text:s text:c="34"/>let nbr = 84 /0 </text:p>
      <text:p text:style-name="Standard"><text:s text:c="34"/>console.log(nbr)</text:p>
      <text:p text:style-name="Standard"/>
      <text:p text:style-name="Standard">.A : <text:s/>84</text:p>
      <text:p text:style-name="Standard">.B : <text:s/>0</text:p>
      <text:p text:style-name="Standard">.C : <text:s text:c="2"/>infinity</text:p>
      <text:p text:style-name="Standard">.D : Nan</text:p>
      <text:p text:style-name="Standard"/>
      <text:p text:style-name="Standard"># Q13 let age = "25"</text:p>
      <text:p text:style-name="Standard"/>
      <text:p text:style-name="Standard"><text:s text:c="15"/>The type of age is number</text:p>
      <text:p text:style-name="Standard">.A : Yes</text:p>
      <text:p text:style-name="Standard">.<text:span text:style-name="T2">B : No</text:span></text:p>
      <text:p text:style-name="Standard"/>
      <text:p text:style-name="Standard"># Q14 What is the result of the expression</text:p>
      <text:p text:style-name="Standard"/>
      <text:p text:style-name="Standard"><text:s text:c="32"/>20 - '10'</text:p>
      <text:p text:style-name="Standard">.A : 10</text:p>
      <text:p text:style-name="Standard">.B : undefined</text:p>
      <text:p text:style-name="Standard">.C : NaN</text:p>
      <text:p text:style-name="Standard">.D : 0</text:p>
      <text:p text:style-name="Standard"/>
      <text:p text:style-name="Standard"/>
      <text:p text:style-name="Standard"><text:soft-page-break/># Q15 How to declare a string variable ?</text:p>
      <text:p text:style-name="Standard"/>
      <text:p text:style-name="P1">.A : <text:s/>let name = " Mouna"</text:p>
      <text:p text:style-name="Standard">.B : <text:s/>let name= (" Mouna")</text:p>
      <text:p text:style-name="Standard">.C : <text:s text:c="2"/>let name = Mouna</text:p>
      <text:p text:style-name="P1">.D : <text:s/>var name = " Mouna"</text:p>
      <text:p text:style-name="Standard"/>
      <text:p text:style-name="Standard"/>
      <text:p text:style-name="Standard"># Q16 Which of the following is the correct way of returning the length of this string?</text:p>
      <text:p text:style-name="Standard"/>
      <text:p text:style-name="Standard">.A : <text:s/>length("hello")</text:p>
      <text:p text:style-name="Standard">.B : <text:s/>length."hello"</text:p>
      <text:p text:style-name="P1">.C : <text:s text:c="2"/>"hello".length</text:p>
      <text:p text:style-name="Standard"/>
      <text:p text:style-name="Standard"># Q17 What will be output of below statements?</text:p>
      <text:p text:style-name="Standard"/>
      <text:p text:style-name="Standard">let car = "BMW"</text:p>
      <text:p text:style-name="Standard">car = " Ford"</text:p>
      <text:p text:style-name="Standard">.A : <text:s/>car</text:p>
      <text:p text:style-name="Standard">.B : <text:s/>"Ford"</text:p>
      <text:p text:style-name="Standard">.C : <text:s text:c="2"/>"BMW" </text:p>
      <text:p text:style-name="Standard"/>
      <text:p text:style-name="Standard"># Q18 <text:s/>What is the length of the following string : <text:s/></text:p>
      <text:p text:style-name="Standard"><text:s text:c="27"/>let str = "Hi Sir !"</text:p>
      <text:p text:style-name="Standard">.A : <text:s/>8</text:p>
      <text:p text:style-name="Standard">.B : <text:s text:c="2"/>3</text:p>
      <text:p text:style-name="Standard">.C : <text:s text:c="2"/>6 </text:p>
      <text:p text:style-name="Standard"/>
      <text:p text:style-name="Standard"># Q19 <text:s/>Which of these is an incorrect statement</text:p>
      <text:p text:style-name="Standard"/>
      <text:p text:style-name="Standard">.A : console.log( "my name is 'Syrine' ! " )</text:p>
      <text:p text:style-name="Standard"/>
      <text:p text:style-name="Standard">.B : console.log( 'my name is "Syrine" ! ' )</text:p>
      <text:p text:style-name="Standard"/>
      <text:p text:style-name="Standard">.C : console.log( "my name is "Syrine" ! " )</text:p>
      <text:p text:style-name="Standard"/>
      <text:p text:style-name="Standard">.D : console.log( "my name is \"Syrine\" ! " )</text:p>
      <text:p text:style-name="Standard"/>
      <text:p text:style-name="Standard"># Q20 How to declare a boolean variable ?</text:p>
      <text:p text:style-name="Standard"><text:s text:c="24"/></text:p>
      <text:p text:style-name="Standard">.A : <text:s text:c="2"/>let isBoolean= true</text:p>
      <text:p text:style-name="Standard">.B : <text:s text:c="2"/>let isBoolean = False</text:p>
      <text:p text:style-name="Standard">.C : <text:s text:c="2"/>let isBoolean= false</text:p>
      <text:p text:style-name="Standard">.D : <text:s/>let isBoolean = 4500 &lt;=15000</text:p>
      <text:p text:style-name="Standard"/>
      <text:p text:style-name="Standard"># Q21 What does the following expression return?</text:p>
      <text:p text:style-name="Standard"><text:s text:c="15"/>console.log( 8 &gt; 10 )</text:p>
      <text:p text:style-name="Standard">.A : <text:s/>false</text:p>
      <text:p text:style-name="Standard">.B : <text:s text:c="2"/>False </text:p>
      <text:p text:style-name="Standard"><text:soft-page-break/>.C : <text:s text:c="2"/>TRUE</text:p>
      <text:p text:style-name="Standard"/>
      <text:p text:style-name="Standard"># Q22 What does the following expression return ?</text:p>
      <text:p text:style-name="Standard"><text:s text:c="21"/>console.log( 'A' &lt; 'B' )</text:p>
      <text:p text:style-name="Standard">.A : <text:s/>false</text:p>
      <text:p text:style-name="Standard">.B : <text:s text:c="2"/>true </text:p>
      <text:p text:style-name="Standard">.C : <text:s text:c="2"/>undefined</text:p>
      <text:p text:style-name="Standard"/>
      <text:p text:style-name="Standard"># Q23 Are these boolean variables ? </text:p>
      <text:p text:style-name="Standard"><text:s text:c="22"/>let isEmployee = true </text:p>
      <text:p text:style-name="Standard"><text:s text:c="22"/>let isStudent = 'false'</text:p>
      <text:p text:style-name="Standard">.A : <text:s/>Yes</text:p>
      <text:p text:style-name="Standard">.B : <text:s text:c="2"/>No</text:p>
      <text:p text:style-name="Standard"/>
      <text:p text:style-name="Standard"># Q24 <text:s/>What will be output of below statement?</text:p>
      <text:p text:style-name="Standard"/>
      <text:p text:style-name="Standard"><text:s text:c="19"/>console.log(100 &lt;= 100)</text:p>
      <text:p text:style-name="Standard">.A : <text:s/>true </text:p>
      <text:p text:style-name="Standard">.B : <text:s text:c="2"/>false</text:p>
      <text:p text:style-name="Standard">.C : <text:s/>100</text:p>
      <text:p text:style-name="Standard"/>
      <text:p text:style-name="Standard"># Q25 What is the length of the following array: ["hello" ,"a",7, 8 ,true ,false ]</text:p>
      <text:p text:style-name="Standard">.A : 6</text:p>
      <text:p text:style-name="Standard">.B: 5 </text:p>
      <text:p text:style-name="Standard">.C 7 </text:p>
      <text:p text:style-name="Standard"># Q26 What is the output of the following code fragment:</text:p>
      <text:p text:style-name="Standard"/>
      <text:p text:style-name="Standard"><text:s text:c="16"/>let arr = [ 200 , 7 , 780 , 0 ] </text:p>
      <text:p text:style-name="Standard"/>
      <text:p text:style-name="Standard"><text:s text:c="19"/>console.log( arr[2] )</text:p>
      <text:p text:style-name="Standard"/>
      <text:p text:style-name="Standard">.A : 2</text:p>
      <text:p text:style-name="Standard">.B: 7</text:p>
      <text:p text:style-name="Standard">.C 780</text:p>
      <text:p text:style-name="Standard">.D: undefined</text:p>
      <text:p text:style-name="Standard"/>
      <text:p text:style-name="Standard"># Q27 What is the index value of the first element?</text:p>
      <text:p text:style-name="Standard"/>
      <text:p text:style-name="Standard">.A : -1</text:p>
      <text:p text:style-name="P1">.B: 0</text:p>
      <text:p text:style-name="Standard">.C 1</text:p>
      <text:p text:style-name="Standard">.D: 2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0:57:10.170301194</meta:creation-date>
    <dc:date>2020-03-23T12:59:29.710465027</dc:date>
    <meta:editing-duration>PT9M57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4" meta:paragraph-count="140" meta:word-count="795" meta:character-count="4046" meta:non-whitespace-character-count="2768"/>
  </office:meta>
</office:document-meta>
</file>